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officeooo:paragraph-rsid="000e6b83" style:font-size-asian="20pt" style:font-size-complex="20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margin-top="0.0398in" fo:margin-bottom="0.0398in" style:contextual-spacing="false" fo:line-height="150%" fo:text-align="justify" style:justify-single-word="false"/>
      <style:text-properties fo:font-size="14pt" style:font-size-asian="14pt" style:font-size-complex="14pt"/>
    </style:style>
    <style:style style:name="P5" style:family="paragraph" style:parent-style-name="Standard">
      <style:paragraph-properties fo:margin-top="0.0398in" fo:margin-bottom="0.0398in" style:contextual-spacing="false" fo:line-height="150%" fo:text-align="justify" style:justify-single-word="false"/>
      <style:text-properties fo:font-size="14pt" officeooo:rsid="0013dd73" officeooo:paragraph-rsid="0013dd73" style:font-size-asian="14pt" style:font-size-complex="14pt"/>
    </style:style>
    <style:style style:name="P6" style:family="paragraph" style:parent-style-name="Standard">
      <style:paragraph-properties fo:margin-top="0.0398in" fo:margin-bottom="0.0398in" style:contextual-spacing="false" fo:line-height="150%" fo:text-align="end" style:justify-single-word="false"/>
      <style:text-properties fo:font-size="14pt" officeooo:rsid="0013dd73" officeooo:paragraph-rsid="0013dd73" style:font-size-asian="14pt" style:font-size-complex="14pt"/>
    </style:style>
    <style:style style:name="P7" style:family="paragraph" style:parent-style-name="Standard">
      <style:paragraph-properties fo:margin-top="0.0398in" fo:margin-bottom="0.0398in" style:contextual-spacing="false" fo:line-height="150%" fo:text-align="center" style:justify-single-word="false"/>
      <style:text-properties fo:font-size="14pt" officeooo:rsid="0013dd73" officeooo:paragraph-rsid="0013dd73" style:font-size-asian="14pt" style:font-size-complex="14pt"/>
    </style:style>
    <style:style style:name="P8" style:family="paragraph" style:parent-style-name="Standard">
      <style:paragraph-properties fo:margin-top="0.0398in" fo:margin-bottom="0.0398in" style:contextual-spacing="false" fo:line-height="150%" fo:text-align="end" style:justify-single-word="false"/>
      <style:text-properties fo:font-size="14pt" fo:font-weight="bold" officeooo:rsid="0013dd73" officeooo:paragraph-rsid="0013dd73" style:font-size-asian="14pt" style:font-weight-asian="bold" style:font-size-complex="14pt" style:font-weight-complex="bold"/>
    </style:style>
    <style:style style:name="P9" style:family="paragraph" style:parent-style-name="Standard" style:list-style-name="L1" style:master-page-name="">
      <loext:graphic-properties draw:fill="none"/>
      <style:paragraph-properties fo:margin-left="0.75in" fo:margin-right="0in" fo:margin-top="0.0398in" fo:margin-bottom="0.0398in" style:contextual-spacing="false" fo:line-height="150%" fo:text-align="justify" style:justify-single-word="false" fo:text-indent="-0.25in" style:auto-text-indent="false" style:page-number="auto" fo:background-color="transparent"/>
      <style:text-properties fo:font-size="14pt" officeooo:rsid="0013dd73" officeooo:paragraph-rsid="0013dd73" style:font-size-asian="14pt" style:font-size-complex="14pt"/>
    </style:style>
    <style:style style:name="P10" style:family="paragraph" style:parent-style-name="Standard" style:list-style-name="L1">
      <loext:graphic-properties draw:fill="none"/>
      <style:paragraph-properties fo:margin-left="0.75in" fo:margin-right="0in" fo:margin-top="0.0398in" fo:margin-bottom="0.0398in" style:contextual-spacing="false" fo:line-height="150%" fo:text-align="justify" style:justify-single-word="false" fo:text-indent="-0.25in" style:auto-text-indent="false" fo:background-color="transparent"/>
      <style:text-properties fo:font-size="14pt" officeooo:rsid="0013dd73" officeooo:paragraph-rsid="0013dd73" style:font-size-asian="14pt" style:font-size-complex="14pt"/>
    </style:style>
    <style:style style:name="T1" style:family="text">
      <style:text-properties officeooo:rsid="0012be87"/>
    </style:style>
    <style:style style:name="T2" style:family="text">
      <style:text-properties fo:language="en" fo:country="US" officeooo:rsid="0012be87"/>
    </style:style>
    <style:style style:name="T3" style:family="text">
      <style:text-properties officeooo:rsid="0013dd73"/>
    </style:style>
    <style:style style:name="T4" style:family="text">
      <style:text-properties officeooo:rsid="001619d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LỜI <text:span text:style-name="T1">N</text:span><text:span text:style-name="T2">GỎ</text:span></text:p>
      <text:p text:style-name="P2"/>
      <text:p text:style-name="P3"/>
      <text:p text:style-name="P4"><text:tab/><text:span text:style-name="T3">Nhân dịp mừng KIM KHÁNH LINH MỤC, nhiều thân hữu và môn sinh nhắc nhở: Ki</text:span><text:span text:style-name="T4">m</text:span><text:span text:style-name="T3"> Khánh rất gần với Kim Tĩnh! Nên khuyến dụ tôi nên dùng chút thời gian còn lại, cố gắng duyệt xét, sắp xếp những bài Thánh ca đã viết, in thành tuyển tập để mai sau có tài liệu “chính quy” tham khảo mỗi khi cần đến.</text:span></text:p>
      <text:p text:style-name="P5"><text:tab/>Tôi trân trọng những ý kiến đó nên khi sức khỏe cho phép, lúc đầu óc chưa quá u mê… tôi lục tìm và xếp đặt thành 3 tuyển tập:</text:p>
      <text:list xml:id="list3271646826" text:style-name="L1">
        <text:list-item>
          <text:p text:style-name="P9">Tuyển tập CA LÊN ĐI (1.000 Ca khúc phổ thông)</text:p>
        </text:list-item>
        <text:list-item>
          <text:p text:style-name="P10">Tuyển tập HỢP CA</text:p>
        </text:list-item>
        <text:list-item>
          <text:p text:style-name="P10">Tuyển tập BÀI CA SUY NIỆM</text:p>
        </text:list-item>
      </text:list>
      <text:p text:style-name="P5"><text:tab/>Và cho ấn hành, dù biết sẽ tiêu thụ rất chậm. Nhưng mai sau có tài liệu qui chiếu thì đã là một niềm hạnh phúc và khích lệ lớn lao!</text:p>
      <text:p text:style-name="P5"><text:tab/>Mong đón nhận sự cảm thông.</text:p>
      <text:p text:style-name="P5"/>
      <text:p text:style-name="P8">Lm. Kim Long</text:p>
      <text:p text:style-name="P6"/>
      <text:p text:style-name="P6"/>
      <text:p text:style-name="P7"/>
      <text:p text:style-name="P7"/>
      <text:p text:style-name="P7">Đã được phép sử dụng trong Phụng vụ</text:p>
      <text:p text:style-name="P7">ở những tập đã ấn hành trước đâ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2291in" fo:margin-right="1.2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5T17:11:47.534755946</meta:creation-date>
    <dc:date>2021-12-03T20:23:08.678000000</dc:date>
    <meta:editing-duration>PT14M35S</meta:editing-duration>
    <meta:editing-cycles>9</meta:editing-cycles>
    <meta:generator>LibreOffice/7.1.4.2$Windows_X86_64 LibreOffice_project/a529a4fab45b75fefc5b6226684193eb000654f6</meta:generator>
    <meta:document-statistic meta:table-count="0" meta:image-count="0" meta:object-count="0" meta:page-count="1" meta:paragraph-count="11" meta:word-count="174" meta:character-count="751" meta:non-whitespace-character-count="587"/>
  </office:meta>
</office:document-meta>
</file>